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95.41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Algorithm/Cache Rates</text:p>
          </table:table-cell>
          <table:table-cell table:style-name="Default" office:value-type="string" calcext:value-type="string">
            <text:p>Total References</text:p>
          </table:table-cell>
          <table:table-cell table:style-name="Default" office:value-type="string" calcext:value-type="string">
            <text:p>L1 misses</text:p>
          </table:table-cell>
          <table:table-cell table:style-name="Default" office:value-type="string" calcext:value-type="string">
            <text:p>L3 references</text:p>
          </table:table-cell>
          <table:table-cell table:style-name="Default" office:value-type="string" calcext:value-type="string">
            <text:p>L3 misses</text:p>
          </table:table-cell>
          <table:table-cell table:style-name="Default" office:value-type="string" calcext:value-type="string">
            <text:p>L1 miss rate</text:p>
          </table:table-cell>
          <table:table-cell office:value-type="string" calcext:value-type="string">
            <text:p>L3 miss rate</text:p>
          </table:table-cell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968748583" calcext:value-type="float">
            <text:p>1,968,748,583.00</text:p>
          </table:table-cell>
          <table:table-cell office:value-type="float" office:value="44766877" calcext:value-type="float">
            <text:p>44,766,877.00</text:p>
          </table:table-cell>
          <table:table-cell office:value-type="float" office:value="44768416" calcext:value-type="float">
            <text:p>44,768,416.00</text:p>
          </table:table-cell>
          <table:table-cell office:value-type="float" office:value="44049671" calcext:value-type="float">
            <text:p>44,049,671.00</text:p>
          </table:table-cell>
          <table:table-cell table:style-name="ce2" table:formula="of:=[.C5]/[.B5]" office:value-type="percentage" office:value="0.0227387475407265" calcext:value-type="percentage">
            <text:p>2.27%</text:p>
          </table:table-cell>
          <table:table-cell table:style-name="ce2" table:formula="of:=[.E5]/[.D5]" office:value-type="percentage" office:value="0.983945266234124" calcext:value-type="percentage">
            <text:p>98.39%</text:p>
          </table:table-cell>
        </table:table-row>
        <table:table-row table:style-name="ro1">
          <table:table-cell office:value-type="string" calcext:value-type="string">
            <text:p>skew</text:p>
          </table:table-cell>
          <table:table-cell office:value-type="float" office:value="1968932177" calcext:value-type="float">
            <text:p>1,968,932,177.00</text:p>
          </table:table-cell>
          <table:table-cell office:value-type="float" office:value="44893224" calcext:value-type="float">
            <text:p>44,893,224.00</text:p>
          </table:table-cell>
          <table:table-cell office:value-type="float" office:value="44894766" calcext:value-type="float">
            <text:p>44,894,766.00</text:p>
          </table:table-cell>
          <table:table-cell office:value-type="float" office:value="584846" calcext:value-type="float">
            <text:p>584,846.00</text:p>
          </table:table-cell>
          <table:table-cell table:style-name="ce2" table:formula="of:=[.C6]/[.B6]" office:value-type="percentage" office:value="0.0228007975716068" calcext:value-type="percentage">
            <text:p>2.28%</text:p>
          </table:table-cell>
          <table:table-cell table:style-name="ce2" table:formula="of:=[.E6]/[.D6]" office:value-type="percentage" office:value="0.0130270419496117" calcext:value-type="percentage">
            <text:p>1.30%</text:p>
          </table:table-cell>
        </table:table-row>
        <table:table-row table:style-name="ro1">
          <table:table-cell office:value-type="string" calcext:value-type="string">
            <text:p>skew_time_blocked</text:p>
          </table:table-cell>
          <table:table-cell office:value-type="float" office:value="1968935981" calcext:value-type="float">
            <text:p>1,968,935,981.00</text:p>
          </table:table-cell>
          <table:table-cell office:value-type="float" office:value="44896503" calcext:value-type="float">
            <text:p>44,896,503.00</text:p>
          </table:table-cell>
          <table:table-cell office:value-type="float" office:value="44898046" calcext:value-type="float">
            <text:p>44,898,046.00</text:p>
          </table:table-cell>
          <table:table-cell office:value-type="float" office:value="1342600" calcext:value-type="float">
            <text:p>1,342,600.00</text:p>
          </table:table-cell>
          <table:table-cell table:style-name="ce2" table:formula="of:=[.C7]/[.B7]" office:value-type="percentage" office:value="0.0228024188867723" calcext:value-type="percentage">
            <text:p>2.28%</text:p>
          </table:table-cell>
          <table:table-cell table:style-name="ce2" table:formula="of:=[.E7]/[.D7]" office:value-type="percentage" office:value="0.0299033058142441" calcext:value-type="percentage">
            <text:p>2.99%</text:p>
          </table:table-cell>
        </table:table-row>
        <table:table-row table:style-name="ro1">
          <table:table-cell office:value-type="string" calcext:value-type="string">
            <text:p>wonnacott</text:p>
          </table:table-cell>
          <table:table-cell office:value-type="float" office:value="2914502145" calcext:value-type="float">
            <text:p>2,914,502,145.00</text:p>
          </table:table-cell>
          <table:table-cell office:value-type="float" office:value="3659652" calcext:value-type="float">
            <text:p>3,659,652.00</text:p>
          </table:table-cell>
          <table:table-cell office:value-type="float" office:value="3661196" calcext:value-type="float">
            <text:p>3,661,196.00</text:p>
          </table:table-cell>
          <table:table-cell office:value-type="float" office:value="585682" calcext:value-type="float">
            <text:p>585,682.00</text:p>
          </table:table-cell>
          <table:table-cell table:style-name="ce2" table:formula="of:=[.C8]/[.B8]" office:value-type="percentage" office:value="0.0012556696883131" calcext:value-type="percentage">
            <text:p>0.13%</text:p>
          </table:table-cell>
          <table:table-cell table:style-name="ce2" table:formula="of:=[.E8]/[.D8]" office:value-type="percentage" office:value="0.159970129979384" calcext:value-type="percentage">
            <text:p>16.00%</text:p>
          </table:table-cell>
        </table:table-row>
        <table:table-row table:style-name="ro1">
          <table:table-cell office:value-type="string" calcext:value-type="string">
            <text:p>wonnacott_time_blocked</text:p>
          </table:table-cell>
          <table:table-cell office:value-type="float" office:value="2915247868" calcext:value-type="float">
            <text:p>2,915,247,868.00</text:p>
          </table:table-cell>
          <table:table-cell office:value-type="float" office:value="2560445" calcext:value-type="float">
            <text:p>2,560,445.00</text:p>
          </table:table-cell>
          <table:table-cell office:value-type="float" office:value="2561992" calcext:value-type="float">
            <text:p>2,561,992.00</text:p>
          </table:table-cell>
          <table:table-cell office:value-type="float" office:value="1343465" calcext:value-type="float">
            <text:p>1,343,465.00</text:p>
          </table:table-cell>
          <table:table-cell table:style-name="ce2" table:formula="of:=[.C9]/[.B9]" office:value-type="percentage" office:value="0.000878294099141761" calcext:value-type="percentage">
            <text:p>0.09%</text:p>
          </table:table-cell>
          <table:table-cell table:style-name="ce2" table:formula="of:=[.E9]/[.D9]" office:value-type="percentage" office:value="0.524382980118595" calcext:value-type="percentage">
            <text:p>52.44%</text:p>
          </table:table-cell>
        </table:table-row>
        <table:table-row table:style-name="ro1">
          <table:table-cell office:value-type="string" calcext:value-type="string">
            <text:p>naive_j</text:p>
          </table:table-cell>
          <table:table-cell office:value-type="float" office:value="2767514842" calcext:value-type="float">
            <text:p>2,767,514,842.00</text:p>
          </table:table-cell>
          <table:table-cell office:value-type="float" office:value="975572066" calcext:value-type="float">
            <text:p>975,572,066.00</text:p>
          </table:table-cell>
          <table:table-cell office:value-type="float" office:value="975573609" calcext:value-type="float">
            <text:p>975,573,609.00</text:p>
          </table:table-cell>
          <table:table-cell office:value-type="float" office:value="43555921" calcext:value-type="float">
            <text:p>43,555,921.00</text:p>
          </table:table-cell>
          <table:table-cell table:style-name="ce2" table:formula="of:=[.C10]/[.B10]" office:value-type="percentage" office:value="0.352508341127805" calcext:value-type="percentage">
            <text:p>35.25%</text:p>
          </table:table-cell>
          <table:table-cell table:style-name="ce2" table:formula="of:=[.E10]/[.D10]" office:value-type="percentage" office:value="0.0446464732114335" calcext:value-type="percentage">
            <text:p>4.46%</text:p>
          </table:table-cell>
        </table:table-row>
        <table:table-row table:style-name="ro1">
          <table:table-cell office:value-type="string" calcext:value-type="string">
            <text:p>jskew</text:p>
          </table:table-cell>
          <table:table-cell office:value-type="float" office:value="2768058828" calcext:value-type="float">
            <text:p>2,768,058,828.00</text:p>
          </table:table-cell>
          <table:table-cell office:value-type="float" office:value="975722828" calcext:value-type="float">
            <text:p>975,722,828.00</text:p>
          </table:table-cell>
          <table:table-cell office:value-type="float" office:value="975724361" calcext:value-type="float">
            <text:p>975,724,361.00</text:p>
          </table:table-cell>
          <table:table-cell office:value-type="float" office:value="572331" calcext:value-type="float">
            <text:p>572,331.00</text:p>
          </table:table-cell>
          <table:table-cell table:style-name="ce2" table:formula="of:=[.C11]/[.B11]" office:value-type="percentage" office:value="0.352493530170017" calcext:value-type="percentage">
            <text:p>35.25%</text:p>
          </table:table-cell>
          <table:table-cell table:style-name="ce2" table:formula="of:=[.E11]/[.D11]" office:value-type="percentage" office:value="0.000586570370563906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jskew_time_blocked</text:p>
          </table:table-cell>
          <table:table-cell office:value-type="float" office:value="2767678907" calcext:value-type="float">
            <text:p>2,767,678,907.00</text:p>
          </table:table-cell>
          <table:table-cell office:value-type="float" office:value="975587995" calcext:value-type="float">
            <text:p>975,587,995.00</text:p>
          </table:table-cell>
          <table:table-cell office:value-type="float" office:value="975589533" calcext:value-type="float">
            <text:p>975,589,533.00</text:p>
          </table:table-cell>
          <table:table-cell office:value-type="float" office:value="1325576" calcext:value-type="float">
            <text:p>1,325,576.00</text:p>
          </table:table-cell>
          <table:table-cell table:style-name="ce2" table:formula="of:=[.C12]/[.B12]" office:value-type="percentage" office:value="0.35249320018032" calcext:value-type="percentage">
            <text:p>35.25%</text:p>
          </table:table-cell>
          <table:table-cell table:style-name="ce2" table:formula="of:=[.E12]/[.D12]" office:value-type="percentage" office:value="0.00135874356495377" calcext:value-type="percentage">
            <text:p>0.14%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3"/>
        </table:table-row>
        <table:table-row table:style-name="ro1" table:number-rows-repeated="2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04:02:24.760644929</meta:creation-date>
    <dc:date>2017-02-13T04:40:39.593132536</dc:date>
    <meta:editing-duration>PT17M51S</meta:editing-duration>
    <meta:editing-cycles>1</meta:editing-cycles>
    <meta:document-statistic meta:table-count="1" meta:cell-count="63" meta:object-count="0"/>
    <meta:generator>LibreOffice/5.1.4.2$Linux_X86_64 LibreOffice_project/10m0$Build-2</meta:generator>
  </office:meta>
</office:document-meta>
</file>